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  <table:table-cell/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Parque Estadual dos Mananciais de Campos do Jordão</text:p>
          </table:table-cell>
          <table:table-cell office:value-type="string" calcext:value-type="string">
            <text:p>https://pt.wikipedia.org/wiki/Parque_Estadual_dos_Mananciais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56</text:p>
          </table:table-cell>
          <table:table-cell office:value-type="string" calcext:value-type="string">
            <text:p>Bosque do Papa</text:p>
          </table:table-cell>
          <table:table-cell office:value-type="string" calcext:value-type="string">
            <text:p>https://pt.wikipedia.org/wiki/Bosque_do_Pa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Parque Mãe Bonifácia</text:p>
          </table:table-cell>
          <table:table-cell office:value-type="string" calcext:value-type="string">
            <text:p>https://pt.wikipedia.org/wiki/Parque_M%C3%A3e_Bonif%C3%A1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Parque Estadual Marinho da Laje de Santos</text:p>
          </table:table-cell>
          <table:table-cell office:value-type="string" calcext:value-type="string">
            <text:p>https://pt.wikipedia.org/wiki/Parque_Estadual_Marinho_da_Laje_de_Sa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edra da Risca do Meio Marine State Park</text:p>
          </table:table-cell>
          <table:table-cell office:value-type="string" calcext:value-type="string">
            <text:p>https://en.wikipedia.org/wiki/Pedra_da_Risca_do_Meio_Marine_State_Park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50</text:p>
          </table:table-cell>
          <table:table-cell office:value-type="string" calcext:value-type="string">
            <text:p>Parque Estadual Mata do Pau-Ferro</text:p>
          </table:table-cell>
          <table:table-cell office:value-type="string" calcext:value-type="string">
            <text:p>https://pt.wikipedia.org/wiki/Parque_Estadual_Mata_do_Pau-Fer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ico Paraná State Park</text:p>
          </table:table-cell>
          <table:table-cell office:value-type="string" calcext:value-type="string">
            <text:p>https://en.wikipedia.org/wiki/Pico_Paran%C3%A1_State_Park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arque Estadual Pico do Paraná</text:p>
          </table:table-cell>
          <table:table-cell office:value-type="string" calcext:value-type="string">
            <text:p>https://pt.wikipedia.org/wiki/Parque_Estadual_Pico_d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Alto Ribeira Tourist State Park</text:p>
          </table:table-cell>
          <table:table-cell office:value-type="string" calcext:value-type="string">
            <text:p>https://en.wikipedia.org/wiki/Alto_Ribeira_Tourist_State_Park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2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1.3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Serra da Bocaina National Park</text:p>
          </table:table-cell>
          <table:table-cell office:value-type="string" calcext:value-type="string">
            <text:p>https://en.wikipedia.org/wiki/Serra_da_Bocaina_National_Park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Parque Nacional da Serra das Lontras</text:p>
          </table:table-cell>
          <table:table-cell office:value-type="string" calcext:value-type="string">
            <text:p>https://pt.wikipedia.org/wiki/Parque_Nacional_da_Serra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Parque Nacional do Caparaó</text:p>
          </table:table-cell>
          <table:table-cell office:value-type="string" calcext:value-type="string">
            <text:p>https://pt.wikipedia.org/wiki/Parque_Nacional_do_Capara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Catimbau National Park</text:p>
          </table:table-cell>
          <table:table-cell office:value-type="string" calcext:value-type="string">
            <text:p>https://en.wikipedia.org/wiki/Catimbau_National_Park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Descobrimento National Park</text:p>
          </table:table-cell>
          <table:table-cell office:value-type="string" calcext:value-type="string">
            <text:p>https://en.wikipedia.org/wiki/Descobrimento_National_Park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Juruena National Park</text:p>
          </table:table-cell>
          <table:table-cell office:value-type="string" calcext:value-type="string">
            <text:p>https://en.wikipedia.org/wiki/Juruena_National_Park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39883</text:p>
          </table:table-cell>
          <table:table-cell office:value-type="string" calcext:value-type="string">
            <text:p>Fernando de Noronha Marine National Park</text:p>
          </table:table-cell>
          <table:table-cell office:value-type="string" calcext:value-type="string">
            <text:p>https://en.wikipedia.org/wiki/Fernando_de_Noronha_Marine_National_Park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8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Tumucumaque Mountains National Park</text:p>
          </table:table-cell>
          <table:table-cell office:value-type="string" calcext:value-type="string">
            <text:p>https://en.wikipedia.org/wiki/Tumucumaque_Mountains_National_Park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60.35.2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3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5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50.35.2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0.42.3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45.42.2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0.42.2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44</text:p>
          </table:table-cell>
          <table:table-cell office:value-type="string" calcext:value-type="string">
            <text:p>Parque Ecológico Chico Mendes</text:p>
          </table:table-cell>
          <table:table-cell office:value-type="string" calcext:value-type="string">
            <text:p>https://pt.wikipedia.org/wiki/Parque_Ecol%C3%B3gico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2.51.3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2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30.31.27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44274</text:p>
          </table:table-cell>
          <table:table-cell office:value-type="string" calcext:value-type="string">
            <text:p>Cachoeira da Fumaça e Jacuba Natural Park</text:p>
          </table:table-cell>
          <table:table-cell office:value-type="string" calcext:value-type="string">
            <text:p>https://en.wikipedia.org/wiki/Cachoeira_da_Fuma%C3%A7a_e_Jacuba_Natur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0.31.28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60539</text:p>
          </table:table-cell>
          <table:table-cell office:value-type="string" calcext:value-type="string">
            <text:p>Parque da Cidade (Rio de Janeiro)</text:p>
          </table:table-cell>
          <table:table-cell office:value-type="string" calcext:value-type="string">
            <text:p>https://pt.wikipedia.org/wiki/Parque_da_Cidade_(Rio_de_Janei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10.24.18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Natal City Park</text:p>
          </table:table-cell>
          <table:table-cell office:value-type="string" calcext:value-type="string">
            <text:p>https://en.wikipedia.org/wiki/Natal_City_Park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46</text:p>
          </table:table-cell>
          <table:table-cell office:value-type="string" calcext:value-type="string">
            <text:p>Bosque da Freguesia</text:p>
          </table:table-cell>
          <table:table-cell office:value-type="string" calcext:value-type="string">
            <text:p>https://pt.wikipedia.org/wiki/Bosque_da_Fregue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30.35.19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50.42.3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70.31.3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436</text:p>
          </table:table-cell>
          <table:table-cell office:value-type="string" calcext:value-type="string">
            <text:p>Parque da Lajinha</text:p>
          </table:table-cell>
          <table:table-cell office:value-type="string" calcext:value-type="string">
            <text:p>https://pt.wikipedia.org/wiki/Parque_da_Laj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3.3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35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80.31.2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40.41.35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40.23.3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2</text:p>
          </table:table-cell>
          <table:table-cell office:value-type="string" calcext:value-type="string">
            <text:p>Parque Natural Municipal das Dunas de Sabiaguaba</text:p>
          </table:table-cell>
          <table:table-cell office:value-type="string" calcext:value-type="string">
            <text:p>https://pt.wikipedia.org/wiki/Parque_Natural_Municipal_das_Dunas_de_Sabiagu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10.52.3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15.3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32.3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90.32.2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0.31.2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2.2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Jacarenema Ecological Reserve</text:p>
          </table:table-cell>
          <table:table-cell office:value-type="string" calcext:value-type="string">
            <text:p>https://en.wikipedia.org/wiki/Jacarenema_Ecological_Reserve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MARAPEND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5103769</text:p>
          </table:table-cell>
          <table:table-cell office:value-type="string" calcext:value-type="string">
            <text:p>Marapendi Municipal Nature Park</text:p>
          </table:table-cell>
          <table:table-cell office:value-type="string" calcext:value-type="string">
            <text:p>https://en.wikipedia.org/wiki/Marapendi_Municipal_Nature_Park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  <table:table-cell office:value-type="string" calcext:value-type="string">
            <text:p>https://en.wikipedia.org/wiki/Reserva_de_Marapendi_(Rio_de_Janeiro)</text:p>
          </table:table-cell>
        </table:table-row>
        <table:table-row table:style-name="ro1">
          <table:table-cell office:value-type="string" calcext:value-type="string">
            <text:p>1130.42.2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3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1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0.15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1.1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0.43.1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9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.16.2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15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33.1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80.35.3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5.26.3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20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50.35.2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3.3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43.3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50.1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0.52.2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30.28.3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52.1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3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00.35.2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50.31.28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3.33.2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0.43.35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2.2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0.31.3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70.35.29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30.33.15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70.31.3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0.42.2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2.2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08</text:p>
          </table:table-cell>
          <table:table-cell office:value-type="string" calcext:value-type="string">
            <text:p>Parque Municipal Gruta da Onça</text:p>
          </table:table-cell>
          <table:table-cell office:value-type="string" calcext:value-type="string">
            <text:p>https://pt.wikipedia.org/wiki/Parque_Municipal_Gruta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33.2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42.3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80.33.1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2.2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0.42.3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60.42.1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5.3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90.42.3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85.33.3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8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67</text:p>
          </table:table-cell>
          <table:table-cell office:value-type="string" calcext:value-type="string">
            <text:p>Parque Ecológico de Sinop</text:p>
          </table:table-cell>
          <table:table-cell office:value-type="string" calcext:value-type="string">
            <text:p>https://pt.wikipedia.org/wiki/Parque_Ecol%C3%B3gico_de_Sin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26.2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80.31.2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21.36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0.52.3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3.3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0.43.3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30.42.35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28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.51.36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5.15.3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09</text:p>
          </table:table-cell>
          <table:table-cell office:value-type="string" calcext:value-type="string">
            <text:p>Barra do Una Sustainable Development Reserve</text:p>
          </table:table-cell>
          <table:table-cell office:value-type="string" calcext:value-type="string">
            <text:p>https://en.wikipedia.org/wiki/Barra_do_Un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1.3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42.3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0.33.3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0.43.3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15.3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5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8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85.33.3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5.43.29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60.31.3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60.31.29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Reserva Biológica do Jaru</text:p>
          </table:table-cell>
          <table:table-cell office:value-type="string" calcext:value-type="string">
            <text:p>https://pt.wikipedia.org/wiki/Reserva_Biol%C3%B3gica_do_Ja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1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90.35.2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São Camilo State Park</text:p>
          </table:table-cell>
          <table:table-cell office:value-type="string" calcext:value-type="string">
            <text:p>https://en.wikipedia.org/wiki/S%C3%A3o_Camilo_State_Park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5.2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 office:value-type="string" calcext:value-type="string">
            <text:p>https://pt.wikipedia.org/wiki/Reserva_de_Desenvolvimento_Sustent%C3%A1vel_Am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5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9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5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Mamirauá Sustainable Development Reserve</text:p>
          </table:table-cell>
          <table:table-cell office:value-type="string" calcext:value-type="string">
            <text:p>https://en.wikipedia.org/wiki/Mamirau%C3%A1_Sustainable_Development_Reserve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2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3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Reserva Extrativista Acaú–Goiana</text:p>
          </table:table-cell>
          <table:table-cell office:value-type="string" calcext:value-type="string">
            <text:p>https://pt.wikipedia.org/wiki/Reserva_Extrativista_Aca%C3%BA%E2%80%93Go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8</text:p>
          </table:table-cell>
          <table:table-cell office:value-type="string" calcext:value-type="string">
            <text:p>Guariba Extractive Reserve</text:p>
          </table:table-cell>
          <table:table-cell office:value-type="string" calcext:value-type="string">
            <text:p>https://en.wikipedia.org/wiki/Guari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Médio Purus Extractive Reserve</text:p>
          </table:table-cell>
          <table:table-cell office:value-type="string" calcext:value-type="string">
            <text:p>https://en.wikipedia.org/wiki/M%C3%A9dio_Purus_Extractive_Reserve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io Cautário Federal Extractive Reserve</text:p>
          </table:table-cell>
          <table:table-cell office:value-type="string" calcext:value-type="string">
            <text:p>https://en.wikipedia.org/wiki/Rio_Caut%C3%A1rio_Federal_Extractive_Reserve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eserva Extrativista Federal do Rio Cautário</text:p>
          </table:table-cell>
          <table:table-cell office:value-type="string" calcext:value-type="string">
            <text:p>https://pt.wikipedia.org/wiki/Reserva_Extrativista_Federal_do_Rio_Caut%C3%A1rio</text:p>
          </table:table-cell>
          <table:table-cell table:number-columns-repeated="4"/>
          <table:table-cell office:value-type="string" calcext:value-type="string">
            <text:p>https://pt.wikipedia.org/wiki/Reserva_Extrativista_do_Rio_Caut%C3%A1rio</text:p>
          </table:table-cell>
        </table:table-row>
        <table:table-row table:style-name="ro1">
          <table:table-cell office:value-type="string" calcext:value-type="string">
            <text:p>0000.13.15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Reserva Extrativista Mãe Grande de Curuçá</text:p>
          </table:table-cell>
          <table:table-cell office:value-type="string" calcext:value-type="string">
            <text:p>https://pt.wikipedia.org/wiki/Reserva_Extrativista_M%C3%A3e_Grande_de_Curu%C3%A7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Mapuá Extractive Reserve</text:p>
          </table:table-cell>
          <table:table-cell office:value-type="string" calcext:value-type="string">
            <text:p>https://en.wikipedia.org/wiki/Mapu%C3%A1_Extractive_Reserve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Reserva Extrativista Marinha de Caeté-Taperaçu</text:p>
          </table:table-cell>
          <table:table-cell office:value-type="string" calcext:value-type="string">
            <text:p>https://pt.wikipedia.org/wiki/Reserva_Extrativista_Marinha_de_Caet%C3%A9-Taper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Reserva Extrativista Marinha da Baía do Iguape</text:p>
          </table:table-cell>
          <table:table-cell office:value-type="string" calcext:value-type="string">
            <text:p>https://pt.wikipedia.org/wiki/Reserva_Extrativista_Marinha_da_Ba%C3%ADa_do_I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io Cajari Extractive Reserve</text:p>
          </table:table-cell>
          <table:table-cell office:value-type="string" calcext:value-type="string">
            <text:p>https://en.wikipedia.org/wiki/Rio_Cajari_Extractive_Reserve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7</text:p>
          </table:table-cell>
          <table:table-cell office:value-type="string" calcext:value-type="string">
            <text:p>Rio Cautário State Extractive Reserve</text:p>
          </table:table-cell>
          <table:table-cell office:value-type="string" calcext:value-type="string">
            <text:p>https://en.wikipedia.org/wiki/Rio_Caut%C3%A1rio_Stat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Buraco das Araras Private Natural Heritage Reserve</text:p>
          </table:table-cell>
          <table:table-cell office:value-type="string" calcext:value-type="string">
            <text:p>https://en.wikipedia.org/wiki/Buraco_das_Araras_Private_Natural_Heritage_Reserve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5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Santa Cruz do Sul University Private Natural Heritage Reserve</text:p>
          </table:table-cell>
          <table:table-cell office:value-type="string" calcext:value-type="string">
            <text:p>https://en.wikipedia.org/wiki/Santa_Cruz_do_Sul_University_Private_Natural_Heritage_Reserve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2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Reserva Particular do Patrimônio Natural Feliciano Miguel Abdala</text:p>
          </table:table-cell>
          <table:table-cell office:value-type="string" calcext:value-type="string">
            <text:p>https://pt.wikipedia.org/wiki/Reserva_Particular_do_Patrim%C3%B4nio_Natural_Feliciano_Miguel_Abda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10.31.35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27.3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3.3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030.35.25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7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1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0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2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6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5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6:50:23.272786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0T21:45:29.146948891</dc:date>
    <meta:editing-duration>P1DT1H48M30S</meta:editing-duration>
    <meta:editing-cycles>113</meta:editing-cycles>
    <meta:generator>LibreOffice/6.0.7.3$Linux_X86_64 LibreOffice_project/00m0$Build-3</meta:generator>
    <dc:creator>J GS</dc:creator>
    <meta:document-statistic meta:table-count="1" meta:cell-count="22231" meta:object-count="0"/>
  </office:meta>
</office:document-meta>
</file>